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38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0.839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1.3752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Time_20_Table">
      <style:table-properties table:display="true" style:writing-mode="lr-tb"/>
    </style:style>
    <style:style style:name="ta2" style:family="table" style:master-page-name="PageStyle_5f_Movements">
      <style:table-properties table:display="true" style:writing-mode="lr-tb"/>
    </style:style>
    <style:style style:name="ta3" style:family="table" style:master-page-name="PageStyle_5f_Exits-_20_Stop_20_Stations_20_to_20_Depot">
      <style:table-properties table:display="true" style:writing-mode="lr-tb"/>
    </style:style>
    <style:style style:name="ta4" style:family="table" style:master-page-name="PageStyle_5f_Entries_20_-_20_Depot_20_to_20_Start_20_Station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6f9d4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1">
      <style:table-cell-properties fo:background-color="#f6f9d4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4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8f2a1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6f9d4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8f2a1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Time 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250" table:default-cell-style-name="ce2"/>
        <table:table-row table:style-name="ro1">
          <table:table-cell table:style-name="ce1" office:value-type="string" calcext:value-type="string">
            <text:p>Route Code</text:p>
          </table:table-cell>
          <table:table-cell office:value-type="string" calcext:value-type="string">
            <text:p>Departure Time</text:p>
          </table:table-cell>
          <table:table-cell office:value-type="string" calcext:value-type="string">
            <text:p>Start Station Code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End Station Code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4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4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5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5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5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8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9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0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1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1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3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3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7:4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5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9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9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0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0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0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1:2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1:52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2:1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2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3:10:29</text:p>
          </table:table-cell>
          <table:table-cell office:value-type="float" office:value="137" calcext:value-type="float">
            <text:p>137</text:p>
          </table:table-cell>
          <table:table-cell table:number-columns-repeated="25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3:10:30</text:p>
          </table:table-cell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3:28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5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0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0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5:3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1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3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1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5:4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2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4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2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5:5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3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36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3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5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3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5:4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3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0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36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5:4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4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4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5:5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4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4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4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0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4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5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47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5:5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5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1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5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1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53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6:0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5:5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2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0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05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0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1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0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3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0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3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12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6:1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1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3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1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6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1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2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1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2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3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21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6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2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4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2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3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31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6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3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3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43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3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0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3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6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4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45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6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4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6:5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4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1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49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1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53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6:5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5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2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56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7:0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6:5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1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0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2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0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2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05: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8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1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16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11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21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11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3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1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3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17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7:2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2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4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2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4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2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4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3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31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7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3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7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3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8:0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39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8:0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4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7:53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4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8:0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4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8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:5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8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8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0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8:1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0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8:2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1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8:3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1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8:3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2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8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3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8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3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9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4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9:0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4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9:1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5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9:1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9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0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9:2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1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9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1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9:3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1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9:3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2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9:5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3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9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33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9:4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4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:0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4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0:0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5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9:5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0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0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0:2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1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:3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1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0:4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1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:2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2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:5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3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0:5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33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0:4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4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1:0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4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1:0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5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1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:5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1:1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1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0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1:2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1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1:3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1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1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2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1:5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2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1:3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2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1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39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0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39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2:0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43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1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5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:5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2:1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01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2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0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2:2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1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3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1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2:3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2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4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2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2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3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5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3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4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4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5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1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5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1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:56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3:0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0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2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0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2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1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3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1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2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4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2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2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5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3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5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3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3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3:4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4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0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4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49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4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0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50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3:5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5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1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5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3:5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5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1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5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0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:57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4:0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0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2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0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2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0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1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11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4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1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1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4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1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2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1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4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2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4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2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23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4:3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23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4:2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2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4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3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3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4:4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3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0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3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0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4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4:45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4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46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4:5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48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4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5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1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5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1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:5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1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1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0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0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0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3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0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2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09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5:1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15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3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5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4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8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5:2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19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24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2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4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2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29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5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30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5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3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5:5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3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36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5:4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3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0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4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4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5:5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4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4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1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53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1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:5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01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2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0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1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0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2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1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3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1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3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13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6:2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1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2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2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4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2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4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2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3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6:5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3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6:5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4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0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40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6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4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06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4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5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1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5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2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:5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0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0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2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0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3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1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3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1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3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17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7:2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2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2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7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2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3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8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3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7:5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4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8:0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4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8:1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5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8:0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56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8:18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8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05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8:1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0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8:3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1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8:3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2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8:4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24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8:4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3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8:5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36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9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41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8:4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4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9:0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48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9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:4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8:53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0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9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0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9:2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11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9:1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1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9:17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1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9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1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9:4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21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9:2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2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19:4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3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9:5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4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:0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4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:1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:5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:1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0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:2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1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:3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1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:42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22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:44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2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0:5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32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:57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4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1:1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4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:0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:5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1:14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0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10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1:35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14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:19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15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:37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19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1:23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2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:4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2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1:4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37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1:4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4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2:0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4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2:09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49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1:54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:57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2:01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01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2:23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0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2:3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09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2:14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14: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22:18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14: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22:21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18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2:40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21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2:46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33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2:55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35:3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3:00:29</text:p>
          </table:table-cell>
          <table:table-cell office:value-type="float" office:value="309" calcext:value-type="float">
            <text:p>309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:47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3:09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3:00:3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23:22:29</text:p>
          </table:table-cell>
          <table:table-cell office:value-type="float" office:value="391" calcext:value-type="float">
            <text:p>391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6:06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6:45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6:45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7:09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7:3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8:5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9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09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9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0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0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1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1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1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2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2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3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3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4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4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5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5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6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6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7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7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8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8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8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9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19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5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9:5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0:1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:2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:2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0:4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0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1:2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4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1:40:30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1:59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2:2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2:40:29</text:p>
          </table:table-cell>
          <table:table-cell office:value-type="float" office:value="249" calcext:value-type="float">
            <text:p>249</text:p>
          </table:table-cell>
          <table:table-cell table:number-columns-repeated="252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22:40:30</text:p>
          </table:table-cell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22:52:29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06:30:30</text:p>
          </table:table-cell>
          <table:table-cell office:value-type="float" office:value="138" calcext:value-type="float">
            <text:p>138</text:p>
          </table:table-cell>
          <table:table-cell table:style-name="ce5" office:value-type="string" calcext:value-type="string">
            <text:p>06:54:29</text:p>
          </table:table-cell>
          <table:table-cell table:style-name="ce10"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0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1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9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0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0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1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1:4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22:09:29</text:p>
          </table:table-cell>
          <table:table-cell office:value-type="float" office:value="320" calcext:value-type="float">
            <text:p>320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07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08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0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1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1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2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2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3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4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5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7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8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19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20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1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21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22:35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05:05:30</text:p>
          </table:table-cell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05:20:29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5:20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0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05:42:30</text:p>
          </table:table-cell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05:57:29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5:57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06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06:05:30</text:p>
          </table:table-cell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06:20:29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6:1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06:54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6:20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06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6:42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07:17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6:54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07:1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07:17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07:4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2:45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3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3:20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3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4:05:30</text:p>
          </table:table-cell>
          <table:table-cell table:style-name="ce9" office:value-type="float" office:value="63" calcext:value-type="float">
            <text:p>63</text:p>
          </table:table-cell>
          <table:table-cell table:style-name="ce7" office:value-type="string" calcext:value-type="string">
            <text:p>14:20:29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4:1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4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4:20:30</text:p>
          </table:table-cell>
          <table:table-cell table:style-name="ce9" office:value-type="float" office:value="586" calcext:value-type="float">
            <text:p>586</text:p>
          </table:table-cell>
          <table:table-cell table:style-name="ce7" office:value-type="string" calcext:value-type="string">
            <text:p>14:40:29</text:p>
          </table:table-cell>
          <table:table-cell table:style-name="ce9" office:value-type="float" office:value="787" calcext:value-type="float">
            <text:p>787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4:25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4:4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4:40:30</text:p>
          </table:table-cell>
          <table:table-cell table:style-name="ce9" office:value-type="float" office:value="787" calcext:value-type="float">
            <text:p>787</text:p>
          </table:table-cell>
          <table:table-cell table:style-name="ce7" office:value-type="string" calcext:value-type="string">
            <text:p>15:08:29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4:4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5:1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4:45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5:1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5:08:30</text:p>
          </table:table-cell>
          <table:table-cell table:style-name="ce9" office:value-type="float" office:value="586" calcext:value-type="float">
            <text:p>586</text:p>
          </table:table-cell>
          <table:table-cell table:style-name="ce7" office:value-type="string" calcext:value-type="string">
            <text:p>15:20:29</text:p>
          </table:table-cell>
          <table:table-cell table:style-name="ce9" office:value-type="float" office:value="782" calcext:value-type="float">
            <text:p>782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5:1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5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5:15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5:4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5:4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6:1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5:45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6:1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6:1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6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6:15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6:40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6:45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7:00:29</text:p>
          </table:table-cell>
          <table:table-cell office:value-type="float" office:value="325" calcext:value-type="float">
            <text:p>325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7:10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7:4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7:45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18:00:29</text:p>
          </table:table-cell>
          <table:table-cell table:style-name="ce9" office:value-type="float" office:value="325" calcext:value-type="float">
            <text:p>325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21:05:30</text:p>
          </table:table-cell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21:20:29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21:20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21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21:45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22:00:29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22:10:30</text:p>
          </table:table-cell>
          <table:table-cell office:value-type="float" office:value="586" calcext:value-type="float">
            <text:p>586</text:p>
          </table:table-cell>
          <table:table-cell table:style-name="ce7" office:value-type="string" calcext:value-type="string">
            <text:p>22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22:45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23:05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4:25:30</text:p>
          </table:table-cell>
          <table:table-cell office:value-type="float" office:value="1078" calcext:value-type="float">
            <text:p>1078</text:p>
          </table:table-cell>
          <table:table-cell table:style-name="ce7" office:value-type="string" calcext:value-type="string">
            <text:p>14:4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4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1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3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0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1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3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0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2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3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5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0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3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5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1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2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4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5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1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2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4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1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3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4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1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0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1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0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3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5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3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5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2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4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5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2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4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1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2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5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1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3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4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0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1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3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4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0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3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5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0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2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3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4:5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0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2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5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1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4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3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4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0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1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3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4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0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1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3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5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2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3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0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2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5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2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1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4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5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1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3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4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0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1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3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0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2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3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5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0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2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3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5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0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3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5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1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2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5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1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2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4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1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3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4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1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0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1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3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0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3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2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3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2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4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5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2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4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1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2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5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1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3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4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4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0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3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0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3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5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3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5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0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2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4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4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5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1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4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0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1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3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4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0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1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3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0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1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3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5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2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3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5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0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2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5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1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1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4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5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0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3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1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4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5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4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1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3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3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4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0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1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3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4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0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2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4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1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0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19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36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21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8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09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23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54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11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5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4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56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13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44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1129" calcext:value-type="float">
            <text:p>1129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4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3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1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0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2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3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5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0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3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1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2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4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5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1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4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1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4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1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0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5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2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3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2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3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5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2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4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5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1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2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5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1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4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0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3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4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0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1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3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0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3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5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0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2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5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1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4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5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4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1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3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4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0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1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3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0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2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3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5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2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5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0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2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4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4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1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3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3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0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1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3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0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2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3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5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0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3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1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2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4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4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5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1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1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5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4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0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2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3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5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2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9:4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9:5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1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2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0:5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1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1:4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0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3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4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1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3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5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0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2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3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0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2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5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2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4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5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1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4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5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2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4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0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1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0:3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:4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0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1:3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1:5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0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2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2:3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2:5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3:2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23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5:5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0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6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6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5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0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3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2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4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1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4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1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5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1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7:4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1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8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8:4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0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9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0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2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08:1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19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2:3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0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21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3:3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4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4:54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08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25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5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5:56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27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6:4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16:58:30</text:p>
          </table:table-cell>
          <table:table-cell office:value-type="float" office:value="1129" calcext:value-type="float">
            <text:p>1129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7:3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9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0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1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2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3:3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4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5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6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7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8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9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0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1:2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2:3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08:0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5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556" calcext:value-type="float">
            <text:p>556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7:3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7:5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8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9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9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0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0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1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1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3:3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6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7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8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9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9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0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1:2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21:5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5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6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7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08:0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2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02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4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5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5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6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16:57:30</text:p>
          </table:table-cell>
          <table:table-cell office:value-type="float" office:value="556" calcext:value-type="float">
            <text:p>556</text:p>
          </table:table-cell>
          <table:table-cell table:style-name="ce3" office:value-type="string" calcext:value-type="string">
            <text:p>17:22:29</text:p>
          </table:table-cell>
          <table:table-cell office:value-type="float" office:value="65" calcext:value-type="float">
            <text:p>65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5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5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2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0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1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2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7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9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1:2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2:3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5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11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38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2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12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39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5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0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2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24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51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25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4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7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0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1:5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36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03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6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3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4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5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48:30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16:15:29</text:p>
          </table:table-cell>
          <table:table-cell office:value-type="float" office:value="557" calcext:value-type="float">
            <text:p>557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2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9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1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2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5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7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8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9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1:2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1:5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2:3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3:0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4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0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9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0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1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2:2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2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53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16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54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17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7:1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8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8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9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9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0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0:5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1:2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22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22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02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5:25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28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0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2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7:33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5:38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6:16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6:39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7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08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08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3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3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4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4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5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5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16:18:30</text:p>
          </table:table-cell>
          <table:table-cell office:value-type="float" office:value="557" calcext:value-type="float">
            <text:p>557</text:p>
          </table:table-cell>
          <table:table-cell table:style-name="ce3" office:value-type="string" calcext:value-type="string">
            <text:p>16:41:29</text:p>
          </table:table-cell>
          <table:table-cell office:value-type="float" office:value="139" calcext:value-type="float">
            <text:p>139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05:20:30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05:33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7:07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7:23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8:4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1:1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3:4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5:1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6:2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6:4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8:5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9:1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1:41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5:33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5:5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6:1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7:23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08:4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9:0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1:1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1:3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3:4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3:5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5:1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5:2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6:4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6:5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19:1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9:2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21:41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21:5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22:46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23:00:2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8:08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0:33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3:03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4:28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5:58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7:28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9:4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9:58:29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08:08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08:2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0:33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0:4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4:28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4:4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5:58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6:1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19:58:30</text:p>
          </table:table-cell>
          <table:table-cell office:value-type="float" office:value="386" calcext:value-type="float">
            <text:p>386</text:p>
          </table:table-cell>
          <table:table-cell table:style-name="ce3" office:value-type="string" calcext:value-type="string">
            <text:p>20:14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4:4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9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0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14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3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4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4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02:29</text:p>
          </table:table-cell>
          <table:table-cell office:value-type="float" office:value="617" calcext:value-type="float">
            <text:p>617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5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6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42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7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7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9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9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0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1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1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1:57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2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3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27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4:3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6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7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8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8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9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9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20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20:3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20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5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6:4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3:2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4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5:4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6:2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17:02:30</text:p>
          </table:table-cell>
          <table:table-cell office:value-type="float" office:value="617" calcext:value-type="float">
            <text:p>617</text:p>
          </table:table-cell>
          <table:table-cell table:style-name="ce3" office:value-type="string" calcext:value-type="string">
            <text:p>17:1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4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4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56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0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10:29</text:p>
          </table:table-cell>
          <table:table-cell office:value-type="float" office:value="625" calcext:value-type="float">
            <text:p>625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4:5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05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07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13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15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17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0:55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21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23:10:30</text:p>
          </table:table-cell>
          <table:table-cell office:value-type="float" office:value="625" calcext:value-type="float">
            <text:p>625</text:p>
          </table:table-cell>
          <table:table-cell table:style-name="ce3" office:value-type="string" calcext:value-type="string">
            <text:p>23:3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57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1:22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4:17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591" calcext:value-type="float">
            <text:p>591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591" calcext:value-type="float">
            <text:p>591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591" calcext:value-type="float">
            <text:p>591</text:p>
          </table:table-cell>
          <table:table-cell table:style-name="ce3" office:value-type="string" calcext:value-type="string">
            <text:p>09:2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11:25:30</text:p>
          </table:table-cell>
          <table:table-cell office:value-type="float" office:value="591" calcext:value-type="float">
            <text:p>591</text:p>
          </table:table-cell>
          <table:table-cell table:style-name="ce3" office:value-type="string" calcext:value-type="string">
            <text:p>11:54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14:40:30</text:p>
          </table:table-cell>
          <table:table-cell table:style-name="ce9" office:value-type="float" office:value="591" calcext:value-type="float">
            <text:p>591</text:p>
          </table:table-cell>
          <table:table-cell table:style-name="ce4" office:value-type="string" calcext:value-type="string">
            <text:p>15:09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22:35:30</text:p>
          </table:table-cell>
          <table:table-cell table:style-name="ce9" office:value-type="float" office:value="591" calcext:value-type="float">
            <text:p>591</text:p>
          </table:table-cell>
          <table:table-cell table:style-name="ce4" office:value-type="string" calcext:value-type="string">
            <text:p>22:59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4:0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4:29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5:51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0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3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6:1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8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9:3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1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2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7:24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5:11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7:06:29</text:p>
          </table:table-cell>
          <table:table-cell office:value-type="float" office:value="604" calcext:value-type="float">
            <text:p>604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4:3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5:1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5:51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0:1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7:0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8:16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8:5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9:46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20:29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21:1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21:5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7:1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6:03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08:0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08:38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17:20:30</text:p>
          </table:table-cell>
          <table:table-cell office:value-type="float" office:value="604" calcext:value-type="float">
            <text:p>604</text:p>
          </table:table-cell>
          <table:table-cell table:style-name="ce3" office:value-type="string" calcext:value-type="string">
            <text:p>17:58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4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7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2:2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9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1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8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9:42:29</text:p>
          </table:table-cell>
          <table:table-cell office:value-type="float" office:value="632" calcext:value-type="float">
            <text:p>632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4:57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5:1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7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7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0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1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2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3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5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6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7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8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9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1:1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1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1:5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2:2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22:53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6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7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8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8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09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0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0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1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1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2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2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1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4:3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4:4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5:5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6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6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7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7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8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8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19:42:30</text:p>
          </table:table-cell>
          <table:table-cell office:value-type="float" office:value="632" calcext:value-type="float">
            <text:p>632</text:p>
          </table:table-cell>
          <table:table-cell table:style-name="ce3" office:value-type="string" calcext:value-type="string">
            <text:p>19:57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6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4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6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5:29</text:p>
          </table:table-cell>
          <table:table-cell office:value-type="float" office:value="648" calcext:value-type="float">
            <text:p>648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4:5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05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06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3:0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648" calcext:value-type="float">
            <text:p>648</text:p>
          </table:table-cell>
          <table:table-cell table:style-name="ce3" office:value-type="string" calcext:value-type="string">
            <text:p>21:15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4:2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4:50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7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4:3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2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6:2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5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25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2:45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3:10:29</text:p>
          </table:table-cell>
          <table:table-cell office:value-type="float" office:value="641" calcext:value-type="float">
            <text:p>641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4:5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5:0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6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7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08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4:35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4:5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5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6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18:1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20:4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23:10:30</text:p>
          </table:table-cell>
          <table:table-cell office:value-type="float" office:value="641" calcext:value-type="float">
            <text:p>641</text:p>
          </table:table-cell>
          <table:table-cell table:style-name="ce3" office:value-type="string" calcext:value-type="string">
            <text:p>23:29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5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4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9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0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1:2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2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1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2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5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2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1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4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0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3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0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3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1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4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0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35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2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0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2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3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0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0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4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1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2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5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2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5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46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1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4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08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5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4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1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5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0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3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0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56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2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37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0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9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0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1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4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0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3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5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34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58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9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0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1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2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5:2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0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29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8:5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09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0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1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2:4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3:4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13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6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5:3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21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6:48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3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8:5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19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2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0:4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1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52:30</text:p>
          </table:table-cell>
          <table:table-cell office:value-type="float" office:value="244" calcext:value-type="float">
            <text:p>244</text:p>
          </table:table-cell>
          <table:table-cell table:style-name="ce3" office:value-type="string" calcext:value-type="string">
            <text:p>23:1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05:43:30</text:p>
          </table:table-cell>
          <table:table-cell office:value-type="float" office:value="684" calcext:value-type="float">
            <text:p>684</text:p>
          </table:table-cell>
          <table:table-cell table:style-name="ce3" office:value-type="string" calcext:value-type="string">
            <text:p>06:02:29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05:00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05:19:29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05:11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05:30:29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05:23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05:42:29</text:p>
          </table:table-cell>
          <table:table-cell table:style-name="ce9"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5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2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4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9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0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1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33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28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5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1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8:0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2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1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4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0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43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05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10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0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5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4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0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02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2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2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2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46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21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4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3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5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3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2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4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3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56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11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37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9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0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1:4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1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8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30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45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1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4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34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9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0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1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5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7:0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07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8:29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09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0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1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2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3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1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4:13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44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5:06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59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6:21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06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7:28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8:1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8:3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19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0:2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:5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1:1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686" calcext:value-type="float">
            <text:p>686</text:p>
          </table:table-cell>
          <table:table-cell table:style-name="ce3" office:value-type="string" calcext:value-type="string">
            <text:p>22:52:29</text:p>
          </table:table-cell>
          <table:table-cell office:value-type="float" office:value="244" calcext:value-type="float">
            <text:p>244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15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8:27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24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6:36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33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34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6:46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36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56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6:0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54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6:06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10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7:22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01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5:13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7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4:0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58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16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6:2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36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07:48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33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15:45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1:36:30</text:p>
          </table:table-cell>
          <table:table-cell table:style-name="ce9" office:value-type="float" office:value="686" calcext:value-type="float">
            <text:p>686</text:p>
          </table:table-cell>
          <table:table-cell table:style-name="ce3" office:value-type="string" calcext:value-type="string">
            <text:p>21:49:29</text:p>
          </table:table-cell>
          <table:table-cell office:value-type="float" office:value="1078" calcext:value-type="float">
            <text:p>1078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8:2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8:4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6:5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5:4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51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6:12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6:24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09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21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24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7:36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2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4:11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4:23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7:1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6:2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6:4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07:5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08:07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15:59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2:18:30</text:p>
          </table:table-cell>
          <table:table-cell office:value-type="float" office:value="1078" calcext:value-type="float">
            <text:p>1078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686" calcext:value-type="float">
            <text:p>686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9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9:3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2:09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7:5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8:19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0:2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0:4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7:1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3:3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4:39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5:4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1:4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2:3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22:54:29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9:34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10:0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2:09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12:36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8:19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18:46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0:44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21:1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5:30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07:14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3:34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4:39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15:06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15:44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16:1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21:44:30</text:p>
          </table:table-cell>
          <table:table-cell table:style-name="ce9" office:value-type="float" office:value="684" calcext:value-type="float">
            <text:p>684</text:p>
          </table:table-cell>
          <table:table-cell table:style-name="ce3" office:value-type="string" calcext:value-type="string">
            <text:p>22:11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8:22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9:0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09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:3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1:2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0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1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2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3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6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8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19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22:23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2:36:29</text:p>
          </table:table-cell>
          <table:table-cell table:style-name="ce9" office:value-type="float" office:value="351" calcext:value-type="float">
            <text:p>35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20:45:30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1:03:29</text:p>
          </table:table-cell>
          <table:table-cell table:style-name="ce9" office:value-type="float" office:value="351" calcext:value-type="float">
            <text:p>351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4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8:22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46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09:2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5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:3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0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1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06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0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1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2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5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6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7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8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9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31:29</text:p>
          </table:table-cell>
          <table:table-cell office:value-type="float" office:value="77" calcext:value-type="float">
            <text:p>77</text:p>
          </table:table-cell>
          <table:table-cell table:number-columns-repeated="252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6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6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0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16:29</text:p>
          </table:table-cell>
          <table:table-cell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7:11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25:29</text:p>
          </table:table-cell>
          <table:table-cell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04:29</text:p>
          </table:table-cell>
          <table:table-cell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4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5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5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3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6:0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1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6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5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21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1:4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53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07:29</text:p>
          </table:table-cell>
          <table:table-cell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07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4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5:0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19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5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5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6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34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5:27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5:46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38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3:27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3:46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03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22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2:17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5:4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01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17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36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34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3:4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2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43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7:37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1:4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2:03:29</text:p>
          </table:table-cell>
          <table:table-cell office:value-type="float" office:value="721" calcext:value-type="float">
            <text:p>721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08:1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8:21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06:2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6:33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07:33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46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5:01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14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5:4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53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6:14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27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7:07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7:18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21:45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21:58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07:15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28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07:51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8:04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5:2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33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6:03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16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16:35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48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2:19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22:33:29</text:p>
          </table:table-cell>
          <table:table-cell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8:34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8:48:29</text:p>
          </table:table-cell>
          <table:table-cell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7:39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7:53:29</text:p>
          </table:table-cell>
          <table:table-cell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22:10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22:24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5:46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6:02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55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7:1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3:46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4:02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22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4:38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01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6:17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06:36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06:52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4:26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14:45:30</text:p>
          </table:table-cell>
          <table:table-cell office:value-type="float" office:value="721" calcext:value-type="float">
            <text:p>721</text:p>
          </table:table-cell>
          <table:table-cell table:style-name="ce3" office:value-type="string" calcext:value-type="string">
            <text:p>15:0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5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8:2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8:5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9:0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9:3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9:4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0:1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0:2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1:0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1:3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1:4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01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2:16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5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6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7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8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8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9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0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1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2:31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46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55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8:1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2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1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5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6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16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4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0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06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8:2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4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9:0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2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9:4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0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0:2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4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1:0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2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1:4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0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16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32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4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6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7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8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9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0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1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16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2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1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3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15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11:29</text:p>
          </table:table-cell>
          <table:table-cell office:value-type="float" office:value="145" calcext:value-type="float">
            <text:p>145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06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16:29</text:p>
          </table:table-cell>
          <table:table-cell table:style-name="ce9" office:value-type="float" office:value="537" calcext:value-type="float">
            <text:p>537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14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56:29</text:p>
          </table:table-cell>
          <table:table-cell table:style-name="ce9" office:value-type="float" office:value="537" calcext:value-type="float">
            <text:p>537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07:16:30</text:p>
          </table:table-cell>
          <table:table-cell table:style-name="ce9" office:value-type="float" office:value="537" calcext:value-type="float">
            <text:p>537</text:p>
          </table:table-cell>
          <table:table-cell table:style-name="ce3" office:value-type="string" calcext:value-type="string">
            <text:p>07:35:29</text:p>
          </table:table-cell>
          <table:table-cell table:style-name="ce9"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14:56:30</text:p>
          </table:table-cell>
          <table:table-cell table:style-name="ce9" office:value-type="float" office:value="537" calcext:value-type="float">
            <text:p>537</text:p>
          </table:table-cell>
          <table:table-cell table:style-name="ce3" office:value-type="string" calcext:value-type="string">
            <text:p>15:15:29</text:p>
          </table:table-cell>
          <table:table-cell table:style-name="ce9"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31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9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09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6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8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18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:26:30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20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16:00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6:26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6:24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06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7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8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8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0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0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3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4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5:02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7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9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9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1:04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21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5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56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53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7:57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9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09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2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2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4:56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6:55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7:00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8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18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:51:30</text:p>
          </table:table-cell>
          <table:table-cell office:value-type="float" office:value="263" calcext:value-type="float">
            <text:p>263</text:p>
          </table:table-cell>
          <table:table-cell table:style-name="ce3" office:value-type="string" calcext:value-type="string">
            <text:p>20:55:29</text:p>
          </table:table-cell>
          <table:table-cell office:value-type="float" office:value="1087" calcext:value-type="float">
            <text:p>108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5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6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3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9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51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2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1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4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7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6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8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5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6:24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8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31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7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31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9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31:29</text:p>
          </table:table-cell>
          <table:table-cell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15:57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6:00:29</text:p>
          </table:table-cell>
          <table:table-cell table:style-name="ce9"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5:56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7:02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07:06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08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0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3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4:05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19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087" calcext:value-type="float">
            <text:p>1087</text:p>
          </table:table-cell>
          <table:table-cell table:style-name="ce3" office:value-type="string" calcext:value-type="string">
            <text:p>21:04:29</text:p>
          </table:table-cell>
          <table:table-cell office:value-type="float" office:value="263" calcext:value-type="float">
            <text:p>263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4:57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1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05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1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43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56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7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4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42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5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9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9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1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2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25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3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7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7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9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0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1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1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2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9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0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0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1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2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2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47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8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8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9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0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0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2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4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2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6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36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7:49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4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1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5:2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6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1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27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56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13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4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1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3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5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14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5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3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5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15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27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8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9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9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0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1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7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8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1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9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1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2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6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3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07:49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06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2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3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4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5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4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16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20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6:2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4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7:0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2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5:4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0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9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0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1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1:3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2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4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7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9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3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22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2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5:28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53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6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8:1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3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3:3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5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6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20:53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1:16:29</text:p>
          </table:table-cell>
          <table:table-cell office:value-type="float" office:value="527" calcext:value-type="float">
            <text:p>527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6:4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7:2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7:4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6:0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6:2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5:01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5:18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0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0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1:3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1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2:5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3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4:5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5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8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8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9:3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9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5:53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6:1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7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7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08:3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08:5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3:5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4:1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17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17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21:16:30</text:p>
          </table:table-cell>
          <table:table-cell office:value-type="float" office:value="527" calcext:value-type="float">
            <text:p>527</text:p>
          </table:table-cell>
          <table:table-cell table:style-name="ce3" office:value-type="string" calcext:value-type="string">
            <text:p>21:33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7:0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19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5:1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27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6:2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43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4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47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5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47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6:4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01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8:3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47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4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5:07:29</text:p>
          </table:table-cell>
          <table:table-cell table:style-name="ce9" office:value-type="float" office:value="718" calcext:value-type="float">
            <text:p>7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5:33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6:1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3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8:2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16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3:37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4:12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33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6:1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3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7:2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7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1:4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2:0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2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4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2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21:4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6:1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7:35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07:5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54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4:1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6:1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17:11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5:5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6:05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8:5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9:05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7:24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41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5:3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47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6:39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7:00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6:48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05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4:52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09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7:06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07:23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5:10:30</text:p>
          </table:table-cell>
          <table:table-cell office:value-type="float" office:value="718" calcext:value-type="float">
            <text:p>718</text:p>
          </table:table-cell>
          <table:table-cell table:style-name="ce3" office:value-type="string" calcext:value-type="string">
            <text:p>15:27:29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8:21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40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8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8:34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22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34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7:42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01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07:59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20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17:14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7:33:29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36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5:57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6:32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53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4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0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4:36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57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11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3:5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16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1:4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06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06:14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35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4:18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39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16:14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6:35:29</text:p>
          </table:table-cell>
          <table:table-cell office:value-type="float" office:value="380" calcext:value-type="float">
            <text:p>380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05:5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12:29</text:p>
          </table:table-cell>
          <table:table-cell table:style-name="ce9"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6:57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7:17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7:39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08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2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3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3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4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5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6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7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18:52:29</text:p>
          </table:table-cell>
          <table:table-cell office:value-type="float" office:value="752" calcext:value-type="float">
            <text:p>752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6:57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7:16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7:4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7:5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09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3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4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4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5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6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6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7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8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19:00:30</text:p>
          </table:table-cell>
          <table:table-cell office:value-type="float" office:value="752" calcext:value-type="float">
            <text:p>752</text:p>
          </table:table-cell>
          <table:table-cell table:style-name="ce3" office:value-type="string" calcext:value-type="string">
            <text:p>19:19:29</text:p>
          </table:table-cell>
          <table:table-cell office:value-type="float" office:value="138" calcext:value-type="float">
            <text:p>13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21:15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2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6:47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08:03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8:20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2:53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3:10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5:17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8:28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8:45:29</text:p>
          </table:table-cell>
          <table:table-cell office:value-type="float" office:value="760" calcext:value-type="float">
            <text:p>760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07:15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7:30:29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0:45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1:00:29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6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6:45:29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21:05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21:20:29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09:1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09:33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5:3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15:53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9:40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19:58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07:37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14:05:30</text:p>
          </table:table-cell>
          <table:table-cell office:value-type="float" office:value="760" calcext:value-type="float">
            <text:p>760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07:35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07:51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1:05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11:21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16:50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17:06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21:25:30</text:p>
          </table:table-cell>
          <table:table-cell office:value-type="float" office:value="1118" calcext:value-type="float">
            <text:p>1118</text:p>
          </table:table-cell>
          <table:table-cell table:style-name="ce3" office:value-type="string" calcext:value-type="string">
            <text:p>21:41:29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6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0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7:2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7:4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8:1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8:3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0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3:2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3:4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4:2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4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6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7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7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8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8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9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9:47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07:29</text:p>
          </table:table-cell>
          <table:table-cell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2:27:30</text:p>
          </table:table-cell>
          <table:table-cell office:value-type="float" office:value="554" calcext:value-type="float">
            <text:p>554</text:p>
          </table:table-cell>
          <table:table-cell table:style-name="ce3" office:value-type="string" calcext:value-type="string">
            <text:p>12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3:10:30</text:p>
          </table:table-cell>
          <table:table-cell office:value-type="float" office:value="554" calcext:value-type="float">
            <text:p>554</text:p>
          </table:table-cell>
          <table:table-cell table:style-name="ce3" office:value-type="string" calcext:value-type="string">
            <text:p>13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8" office:value-type="string" calcext:value-type="string">
            <text:p>06:00:30</text:p>
          </table:table-cell>
          <table:table-cell office:value-type="float" office:value="680" calcext:value-type="float">
            <text:p>680</text:p>
          </table:table-cell>
          <table:table-cell table:style-name="ce3" office:value-type="string" calcext:value-type="string">
            <text:p>06:12:29</text:p>
          </table:table-cell>
          <table:table-cell table:style-name="ce11" office:value-type="float" office:value="769" calcext:value-type="float">
            <text:p>769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6:13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6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7:1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7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8:1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08:4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08:5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4:0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4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5:13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5:30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6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7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7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8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8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19:30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19:4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20:12:30</text:p>
          </table:table-cell>
          <table:table-cell office:value-type="float" office:value="769" calcext:value-type="float">
            <text:p>769</text:p>
          </table:table-cell>
          <table:table-cell table:style-name="ce3" office:value-type="string" calcext:value-type="string">
            <text:p>20:27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5:55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6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6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7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8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09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0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1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2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6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7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8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9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0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15:10:29</text:p>
          </table:table-cell>
          <table:table-cell office:value-type="float" office:value="772" calcext:value-type="float">
            <text:p>772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50:30</text:p>
          </table:table-cell>
          <table:table-cell office:value-type="float" office:value="586" calcext:value-type="float">
            <text:p>586</text:p>
          </table:table-cell>
          <table:table-cell table:style-name="ce3" office:value-type="string" calcext:value-type="string">
            <text:p>22:05:29</text:p>
          </table:table-cell>
          <table:table-cell office:value-type="float" office:value="325" calcext:value-type="float">
            <text:p>325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6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07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08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8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09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09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0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0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1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1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2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2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3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3:5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4:2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5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6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6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7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8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8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9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9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21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772" calcext:value-type="float">
            <text:p>772</text:p>
          </table:table-cell>
          <table:table-cell table:style-name="ce3" office:value-type="string" calcext:value-type="string">
            <text:p>14:50:29</text:p>
          </table:table-cell>
          <table:table-cell office:value-type="float" office:value="586" calcext:value-type="float">
            <text:p>586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07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21:00:30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53:29</text:p>
          </table:table-cell>
          <table:table-cell office:value-type="float" office:value="61" calcext:value-type="float">
            <text:p>61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53:29</text:p>
          </table:table-cell>
          <table:table-cell office:value-type="float" office:value="61" calcext:value-type="float">
            <text:p>61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53:29</text:p>
          </table:table-cell>
          <table:table-cell office:value-type="float" office:value="61" calcext:value-type="float">
            <text:p>61</text:p>
          </table:table-cell>
          <table:table-cell table:number-columns-repeated="252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08:15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47:29</text:p>
          </table:table-cell>
          <table:table-cell office:value-type="float" office:value="351" calcext:value-type="float">
            <text:p>351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5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05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7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07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13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1:15:30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21:46:29</text:p>
          </table:table-cell>
          <table:table-cell office:value-type="float" office:value="748" calcext:value-type="float">
            <text:p>748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6:2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6:58:29</text:p>
          </table:table-cell>
          <table:table-cell office:value-type="float" office:value="179" calcext:value-type="float">
            <text:p>179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8:1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08:41:29</text:p>
          </table:table-cell>
          <table:table-cell office:value-type="float" office:value="239" calcext:value-type="float">
            <text:p>239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14:2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14:51:29</text:p>
          </table:table-cell>
          <table:table-cell office:value-type="float" office:value="239" calcext:value-type="float">
            <text:p>239</text:p>
          </table:table-cell>
          <table:table-cell table:number-columns-repeated="252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2:10:30</text:p>
          </table:table-cell>
          <table:table-cell office:value-type="float" office:value="748" calcext:value-type="float">
            <text:p>748</text:p>
          </table:table-cell>
          <table:table-cell table:style-name="ce3" office:value-type="string" calcext:value-type="string">
            <text:p>22:41:29</text:p>
          </table:table-cell>
          <table:table-cell office:value-type="float" office:value="239" calcext:value-type="float">
            <text:p>239</text:p>
          </table:table-cell>
          <table:table-cell table:number-columns-repeated="252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09:00:30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09:5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6:40:30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17:3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9:10:30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0:07:29</text:p>
          </table:table-cell>
          <table:table-cell office:value-type="float" office:value="322" calcext:value-type="float">
            <text:p>322</text:p>
          </table:table-cell>
          <table:table-cell table:number-columns-repeated="252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07:5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08:50:29</text:p>
          </table:table-cell>
          <table:table-cell office:value-type="float" office:value="141" calcext:value-type="float">
            <text:p>141</text:p>
          </table:table-cell>
          <table:table-cell table:number-columns-repeated="252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5:4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6:40:29</text:p>
          </table:table-cell>
          <table:table-cell office:value-type="float" office:value="141" calcext:value-type="float">
            <text:p>141</text:p>
          </table:table-cell>
          <table:table-cell table:number-columns-repeated="252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18:00:30</text:p>
          </table:table-cell>
          <table:table-cell office:value-type="float" office:value="322" calcext:value-type="float">
            <text:p>322</text:p>
          </table:table-cell>
          <table:table-cell table:style-name="ce3" office:value-type="string" calcext:value-type="string">
            <text:p>19:00:29</text:p>
          </table:table-cell>
          <table:table-cell office:value-type="float" office:value="141" calcext:value-type="float">
            <text:p>141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3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1:03:30</text:p>
          </table:table-cell>
          <table:table-cell office:value-type="float" office:value="391" calcext:value-type="float">
            <text:p>391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0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0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35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0:29</text:p>
          </table:table-cell>
          <table:table-cell office:value-type="float" office:value="25" calcext:value-type="float">
            <text:p>25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54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54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49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54:29</text:p>
          </table:table-cell>
          <table:table-cell office:value-type="float" office:value="211" calcext:value-type="float">
            <text:p>211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5:1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07:4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08:1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13:1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13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21:17:30</text:p>
          </table:table-cell>
          <table:table-cell office:value-type="float" office:value="782" calcext:value-type="float">
            <text:p>782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5:0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7:3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08:1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3:0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13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1:04:30</text:p>
          </table:table-cell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21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5:14:30</text:p>
          </table:table-cell>
          <table:table-cell office:value-type="float" office:value="330" calcext:value-type="float">
            <text:p>330</text:p>
          </table:table-cell>
          <table:table-cell table:style-name="ce3" office:value-type="string" calcext:value-type="string">
            <text:p>05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330" calcext:value-type="float">
            <text:p>330</text:p>
          </table:table-cell>
          <table:table-cell table:style-name="ce3" office:value-type="string" calcext:value-type="string">
            <text:p>13:43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1:14:30</text:p>
          </table:table-cell>
          <table:table-cell office:value-type="float" office:value="330" calcext:value-type="float">
            <text:p>330</text:p>
          </table:table-cell>
          <table:table-cell table:style-name="ce3" office:value-type="string" calcext:value-type="string">
            <text:p>21:42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44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9:29</text:p>
          </table:table-cell>
          <table:table-cell office:value-type="float" office:value="108" calcext:value-type="float">
            <text:p>108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7:10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7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6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06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4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14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2:15:30</text:p>
          </table:table-cell>
          <table:table-cell office:value-type="float" office:value="712" calcext:value-type="float">
            <text:p>712</text:p>
          </table:table-cell>
          <table:table-cell table:style-name="ce3" office:value-type="string" calcext:value-type="string">
            <text:p>22:48:29</text:p>
          </table:table-cell>
          <table:table-cell office:value-type="float" office:value="792" calcext:value-type="float">
            <text:p>79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5:14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05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7:42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08:16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21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1:32:30</text:p>
          </table:table-cell>
          <table:table-cell office:value-type="float" office:value="792" calcext:value-type="float">
            <text:p>792</text:p>
          </table:table-cell>
          <table:table-cell table:style-name="ce3" office:value-type="string" calcext:value-type="string">
            <text:p>21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05:32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05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13:32:30</text:p>
          </table:table-cell>
          <table:table-cell office:value-type="float" office:value="803" calcext:value-type="float">
            <text:p>803</text:p>
          </table:table-cell>
          <table:table-cell table:style-name="ce3" office:value-type="string" calcext:value-type="string">
            <text:p>13:48:29</text:p>
          </table:table-cell>
          <table:table-cell office:value-type="float" office:value="712" calcext:value-type="float">
            <text:p>712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4:30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5:11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5:30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6:02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6:20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7:07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5:11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6:00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5:30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6:07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7:01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8:00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8:08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08:45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1:11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1:55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2:15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3:00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6:11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6:51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7:00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17:45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8:11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8:52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6:07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6:45:29</text:p>
          </table:table-cell>
          <table:table-cell office:value-type="float" office:value="820" calcext:value-type="float">
            <text:p>820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06:45:3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7:07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4:35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5:00:29</text:p>
          </table:table-cell>
          <table:table-cell office:value-type="float" office:value="824" calcext:value-type="float">
            <text:p>824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5:00:3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15:22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5:50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6:07:29</text:p>
          </table:table-cell>
          <table:table-cell office:value-type="float" office:value="825" calcext:value-type="float">
            <text:p>82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16:07:3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16:32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0:11:3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20:55:29</text:p>
          </table:table-cell>
          <table:table-cell office:value-type="float" office:value="805" calcext:value-type="float">
            <text:p>805</text:p>
          </table:table-cell>
          <table:table-cell table:number-columns-repeated="252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21:00:3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21:45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4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4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6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6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2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2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5:0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5:2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6:35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16:59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:24:29</text:p>
          </table:table-cell>
          <table:table-cell office:value-type="float" office:value="807" calcext:value-type="float">
            <text:p>807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5:21:30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05:22:29</text:p>
          </table:table-cell>
          <table:table-cell office:value-type="float" office:value="246" calcext:value-type="float">
            <text:p>246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5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05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07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07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13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5:3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15:5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17:0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17:2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20:30:30</text:p>
          </table:table-cell>
          <table:table-cell office:value-type="float" office:value="807" calcext:value-type="float">
            <text:p>807</text:p>
          </table:table-cell>
          <table:table-cell table:style-name="ce3" office:value-type="string" calcext:value-type="string">
            <text:p>20:51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803" calcext:value-type="float">
            <text:p>803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0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11:4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2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8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0:0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8:3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/>
          <table:table-cell table:style-name="ce3"/>
          <table:table-cell/>
          <table:table-cell table:style-name="ce3"/>
          <table:table-cell table:number-columns-repeated="253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style-name="ce3" office:value-type="string" calcext:value-type="string">
            <text:p>05:50:30</text:p>
          </table:table-cell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06:35:29</text:p>
          </table:table-cell>
          <table:table-cell office:value-type="float" office:value="291" calcext:value-type="float">
            <text:p>291</text:p>
          </table:table-cell>
          <table:table-cell table:number-columns-repeated="252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style-name="ce3" office:value-type="string" calcext:value-type="string">
            <text:p>05:22:30</text:p>
          </table:table-cell>
          <table:table-cell office:value-type="float" office:value="246" calcext:value-type="float">
            <text:p>246</text:p>
          </table:table-cell>
          <table:table-cell table:style-name="ce3" office:value-type="string" calcext:value-type="string">
            <text:p>05:50:29</text:p>
          </table:table-cell>
          <table:table-cell office:value-type="float" office:value="71" calcext:value-type="float">
            <text:p>71</text:p>
          </table:table-cell>
          <table:table-cell table:number-columns-repeated="252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table:style-name="ce3" office:value-type="string" calcext:value-type="string">
            <text:p>05:54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6:55:29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style-name="ce3" office:value-type="string" calcext:value-type="string">
            <text:p>06:00:30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06:50:29</text:p>
          </table:table-cell>
          <table:table-cell office:value-type="float" office:value="23" calcext:value-type="float">
            <text:p>23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05:4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6:2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5:1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6:3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7:1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20:00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0:42:29</text:p>
          </table:table-cell>
          <table:table-cell office:value-type="float" office:value="1065" calcext:value-type="float">
            <text:p>1065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06:25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07:0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5:20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16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17:20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18:01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20:45:30</text:p>
          </table:table-cell>
          <table:table-cell office:value-type="float" office:value="1065" calcext:value-type="float">
            <text:p>1065</text:p>
          </table:table-cell>
          <table:table-cell table:style-name="ce3" office:value-type="string" calcext:value-type="string">
            <text:p>21:26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style-name="ce3" office:value-type="string" calcext:value-type="string">
            <text:p>18:36:30</text:p>
          </table:table-cell>
          <table:table-cell office:value-type="float" office:value="309" calcext:value-type="float">
            <text:p>309</text:p>
          </table:table-cell>
          <table:table-cell table:style-name="ce3" office:value-type="string" calcext:value-type="string">
            <text:p>18:41:29</text:p>
          </table:table-cell>
          <table:table-cell office:value-type="float" office:value="355" calcext:value-type="float">
            <text:p>355</text:p>
          </table:table-cell>
          <table:table-cell table:number-columns-repeated="252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06:4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07:03:29</text:p>
          </table:table-cell>
          <table:table-cell office:value-type="float" office:value="1096" calcext:value-type="float">
            <text:p>1096</text:p>
          </table:table-cell>
          <table:table-cell table:number-columns-repeated="252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2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2:53:29</text:p>
          </table:table-cell>
          <table:table-cell office:value-type="float" office:value="1096" calcext:value-type="float">
            <text:p>1096</text:p>
          </table:table-cell>
          <table:table-cell table:number-columns-repeated="252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4:30:30</text:p>
          </table:table-cell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14:53:29</text:p>
          </table:table-cell>
          <table:table-cell office:value-type="float" office:value="1096" calcext:value-type="float">
            <text:p>1096</text:p>
          </table:table-cell>
          <table:table-cell table:number-columns-repeated="252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07:05:30</text:p>
          </table:table-cell>
          <table:table-cell office:value-type="float" office:value="1096" calcext:value-type="float">
            <text:p>1096</text:p>
          </table:table-cell>
          <table:table-cell table:style-name="ce3" office:value-type="string" calcext:value-type="string">
            <text:p>07:29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3:00:30</text:p>
          </table:table-cell>
          <table:table-cell office:value-type="float" office:value="1096" calcext:value-type="float">
            <text:p>1096</text:p>
          </table:table-cell>
          <table:table-cell table:style-name="ce3" office:value-type="string" calcext:value-type="string">
            <text:p>13:24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15:00:30</text:p>
          </table:table-cell>
          <table:table-cell office:value-type="float" office:value="1096" calcext:value-type="float">
            <text:p>1096</text:p>
          </table:table-cell>
          <table:table-cell table:style-name="ce3" office:value-type="string" calcext:value-type="string">
            <text:p>15:24:29</text:p>
          </table:table-cell>
          <table:table-cell office:value-type="float" office:value="148" calcext:value-type="float">
            <text:p>148</text:p>
          </table:table-cell>
          <table:table-cell table:number-columns-repeated="252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2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05:20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13:15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style-name="ce3" office:value-type="string" calcext:value-type="string">
            <text:p>21:20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242" calcext:value-type="float">
            <text:p>242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28:29</text:p>
          </table:table-cell>
          <table:table-cell office:value-type="float" office:value="242" calcext:value-type="float">
            <text:p>242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5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3:07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1:12:30</text:p>
          </table:table-cell>
          <table:table-cell office:value-type="float" office:value="220" calcext:value-type="float">
            <text:p>220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4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2:29</text:p>
          </table:table-cell>
          <table:table-cell office:value-type="float" office:value="220" calcext:value-type="float">
            <text:p>220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6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06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4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14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2:07:30</text:p>
          </table:table-cell>
          <table:table-cell office:value-type="float" office:value="588" calcext:value-type="float">
            <text:p>588</text:p>
          </table:table-cell>
          <table:table-cell table:style-name="ce3" office:value-type="string" calcext:value-type="string">
            <text:p>22:31:29</text:p>
          </table:table-cell>
          <table:table-cell office:value-type="float" office:value="1058" calcext:value-type="float">
            <text:p>105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05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05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13:14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13:40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table:style-name="ce3" office:value-type="string" calcext:value-type="string">
            <text:p>21:19:30</text:p>
          </table:table-cell>
          <table:table-cell office:value-type="float" office:value="1058" calcext:value-type="float">
            <text:p>1058</text:p>
          </table:table-cell>
          <table:table-cell table:style-name="ce3" office:value-type="string" calcext:value-type="string">
            <text:p>21:45:29</text:p>
          </table:table-cell>
          <table:table-cell office:value-type="float" office:value="588" calcext:value-type="float">
            <text:p>588</text:p>
          </table:table-cell>
          <table:table-cell table:number-columns-repeated="252"/>
        </table:table-row>
        <table:table-row table:style-name="ro1" table:visibility="collapse" table:number-rows-repeated="1046446">
          <table:table-cell table:number-columns-repeated="257"/>
        </table:table-row>
        <table:table-row table:style-name="ro1" table:visibility="collapse">
          <table:table-cell table:number-columns-repeated="257"/>
        </table:table-row>
        <table:named-expressions>
          <table:named-range table:name="Excel_BuiltIn__FilterDatabase" table:base-cell-address="$'Time Table'.$A$1" table:cell-range-address="$'Time Table'.$A$1:.$A$1048576"/>
        </table:named-expressions>
      </table:table>
      <table:table table:name="Movements" table:style-name="ta2">
        <table:table-column table:style-name="co8" table:default-cell-style-name="ce2"/>
        <table:table-column table:style-name="co5" table:default-cell-style-name="ce2"/>
        <table:table-column table:style-name="co7" table:number-columns-repeated="255" table:default-cell-style-name="ce2"/>
        <table:table-row table:style-name="ro1">
          <table:table-cell office:value-type="string" calcext:value-type="string">
            <text:p>Start Station Code</text:p>
          </table:table-cell>
          <table:table-cell office:value-type="string" calcext:value-type="string">
            <text:p>End Station Code</text:p>
          </table:table-cell>
          <table:table-cell office:value-type="string" calcext:value-type="string">
            <text:p>Duration</text:p>
          </table:table-cell>
          <table:table-cell table:number-columns-repeated="25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20" calcext:value-type="float">
            <text:p>820</text:p>
          </table:table-cell>
          <table:table-cell office:value-type="float" office:value="38" calcext:value-type="float">
            <text:p>38</text:p>
          </table:table-cell>
          <table:table-cell table:number-columns-repeated="254"/>
        </table:table-row>
        <table:table-row table:style-name="ro1">
          <table:table-cell table:style-name="ce9" office:value-type="float" office:value="617" calcext:value-type="float">
            <text:p>617</text:p>
          </table:table-cell>
          <table:table-cell office:value-type="float" office:value="625" calcext:value-type="float">
            <text:p>625</text:p>
          </table:table-cell>
          <table:table-cell office:value-type="float" office:value="16" calcext:value-type="float">
            <text:p>16</text:p>
          </table:table-cell>
          <table:table-cell table:number-columns-repeated="254"/>
        </table:table-row>
        <table:table-row table:style-name="ro1">
          <table:table-cell table:style-name="ce9" office:value-type="float" office:value="625" calcext:value-type="float">
            <text:p>625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number-columns-repeated="25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9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9"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9"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table:number-columns-repeated="25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12" calcext:value-type="float">
            <text:p>712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table:style-name="ce9" office:value-type="float" office:value="291" calcext:value-type="float">
            <text:p>291</text:p>
          </table:table-cell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 table:number-rows-repeated="104855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Exits- Stop Stations to Depot" table:style-name="ta3">
        <table:table-column table:style-name="co8" table:default-cell-style-name="ce2"/>
        <table:table-column table:style-name="co5" table:default-cell-style-name="ce2"/>
        <table:table-column table:style-name="co7" table:number-columns-repeated="255" table:default-cell-style-name="ce2"/>
        <table:table-row table:style-name="ro1">
          <table:table-cell office:value-type="string" calcext:value-type="string">
            <text:p>Stop Station Code</text:p>
          </table:table-cell>
          <table:table-cell office:value-type="string" calcext:value-type="string">
            <text:p>Depot Code</text:p>
          </table:table-cell>
          <table:table-cell office:value-type="string" calcext:value-type="string">
            <text:p>Duration</text:p>
          </table:table-cell>
          <table:table-cell table:number-columns-repeated="2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5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table:style-name="ce9"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5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table:style-name="ce9" office:value-type="float" office:value="291" calcext:value-type="float">
            <text:p>29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9" office:value-type="float" office:value="322" calcext:value-type="float">
            <text:p>3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5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5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54"/>
        </table:table-row>
        <table:table-row table:style-name="ro1">
          <table:table-cell table:style-name="ce9" office:value-type="float" office:value="556" calcext:value-type="float">
            <text:p>55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54"/>
        </table:table-row>
        <table:table-row table:style-name="ro1">
          <table:table-cell table:style-name="ce9" office:value-type="float" office:value="684" calcext:value-type="float">
            <text:p>68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table:style-name="ce9" office:value-type="float" office:value="686" calcext:value-type="float">
            <text:p>68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54"/>
        </table:table-row>
        <table:table-row table:style-name="ro1">
          <table:table-cell table:style-name="ce9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5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5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 table:number-rows-repeated="104853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Entries - Depot to Start Stations" table:style-name="ta4">
        <table:table-column table:style-name="co8" table:default-cell-style-name="ce2"/>
        <table:table-column table:style-name="co3" table:default-cell-style-name="ce2"/>
        <table:table-column table:style-name="co7" table:number-columns-repeated="255" table:default-cell-style-name="ce2"/>
        <table:table-row table:style-name="ro1">
          <table:table-cell table:style-name="ce12" office:value-type="string" calcext:value-type="string">
            <text:p>Depot Code</text:p>
          </table:table-cell>
          <table:table-cell table:style-name="ce12" office:value-type="string" calcext:value-type="string">
            <text:p>Start Station Code</text:p>
          </table:table-cell>
          <table:table-cell table:style-name="ce12" office:value-type="string" calcext:value-type="string">
            <text:p>Duration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25" calcext:value-type="float">
            <text:p>2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7" calcext:value-type="float">
            <text:p>527</text:p>
          </table:table-cell>
          <table:table-cell office:value-type="float" office:value="21" calcext:value-type="float">
            <text:p>21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4" calcext:value-type="float">
            <text:p>604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684" calcext:value-type="float">
            <text:p>684</text:p>
          </table:table-cell>
          <table:table-cell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6" calcext:value-type="float">
            <text:p>686</text:p>
          </table:table-cell>
          <table:table-cell office:value-type="float" office:value="9" calcext:value-type="float">
            <text:p>9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2" calcext:value-type="float">
            <text:p>712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4" calcext:value-type="float">
            <text:p>714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2" calcext:value-type="float">
            <text:p>772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2" calcext:value-type="float">
            <text:p>782</text:p>
          </table:table-cell>
          <table:table-cell office:value-type="float" office:value="17" calcext:value-type="float">
            <text:p>17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792" calcext:value-type="float">
            <text:p>792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78" calcext:value-type="float">
            <text:p>1078</text:p>
          </table:table-cell>
          <table:table-cell office:value-type="float" office:value="15" calcext:value-type="float">
            <text:p>15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254"/>
        </table:table-row>
        <table:table-row table:style-name="ro1">
          <table:table-cell table:number-columns-repeated="2"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" table:number-rows-repeated="1048527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range table:name="__Anonymous_Sheet_DB__1" table:base-cell-address="$'Time Table'.$A$1" table:cell-range-address="$'Time Table'.$A$1:.$A$1048576"/>
      </table:named-expressions>
      <table:database-ranges>
        <table:database-range table:name="__Anonymous_Sheet_DB__0" table:target-range-address="'Time Table'.A1:'Time Table'.A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028in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28in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Table" style:display-name="PageStyle_Time Tab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vements" style:display-name="PageStyle_Moveme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its-_20_Stop_20_Stations_20_to_20_Depot" style:display-name="PageStyle_Exits- Stop Stations to Depo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ntries_20_-_20_Depot_20_to_20_Start_20_Stations" style:display-name="PageStyle_Entries - Depot to Start Station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3-24T16:09:17</dc:date>
    <meta:editing-cycles>40</meta:editing-cycles>
    <meta:editing-duration>P1DT11H36M18S</meta:editing-duration>
    <meta:document-statistic meta:table-count="4" meta:cell-count="10970" meta:object-count="0"/>
    <meta:generator>LibreOffice/6.3.4.2$Windows_X86_64 LibreOffice_project/60da17e045e08f1793c57c00ba83cdfce946d0aa</meta:generator>
  </office:meta>
</office:document-meta>
</file>